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2"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3" style:family="paragraph" style:parent-style-name="Standard">
      <style:paragraph-properties fo:margin-top="0in" fo:margin-bottom="0.139in" loext:contextual-spacing="false"/>
      <style:text-properties style:font-name="Arial" fo:font-size="12pt" style:font-size-asian="12pt" style:font-size-complex="12pt"/>
    </style:style>
    <style:style style:name="P4" style:family="paragraph" style:parent-style-name="Text_20_body">
      <style:paragraph-properties fo:margin-left="0in" fo:margin-right="0in" fo:margin-top="0in" fo:margin-bottom="0.0972in" loext:contextual-spacing="false" fo:orphans="2" fo:widows="2" fo:text-indent="0in" style:auto-text-indent="false" fo:padding="0in" fo:border="none"/>
      <style:text-properties fo:font-variant="normal" fo:text-transform="none" fo:color="#000000" style:font-name="Arial" fo:font-size="12pt" fo:letter-spacing="normal" fo:font-style="normal" fo:font-weight="normal" style:font-size-asian="12pt" style:font-size-complex="12pt"/>
    </style:style>
    <style:style style:name="P5" style:family="paragraph" style:parent-style-name="Text_20_body" style:list-style-name="L1">
      <style:paragraph-properties fo:margin-left="0in" fo:margin-right="0in" fo:margin-top="0in" fo:margin-bottom="0.0972in" loext:contextual-spacing="false" fo:orphans="2" fo:widows="2" fo:text-indent="0in" style:auto-text-indent="false" fo:padding="0in" fo:border="none"/>
      <style:text-properties fo:font-variant="normal" fo:text-transform="none" fo:color="#000000" style:font-name="Arial" fo:font-size="12pt" fo:letter-spacing="normal" fo:font-style="normal" fo:font-weight="normal" style:font-size-asian="12pt" style:font-size-complex="12pt"/>
    </style:style>
    <style:style style:name="P6"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7" style:family="paragraph" style:parent-style-name="Text_20_body">
      <style:paragraph-properties fo:margin-top="0in" fo:margin-bottom="0.139in" loext:contextual-spacing="false"/>
    </style:style>
    <style:style style:name="P8" style:family="paragraph" style:parent-style-name="Text_20_body" style:master-page-name="">
      <style:paragraph-properties fo:margin-top="0in" fo:margin-bottom="0.139in" loext:contextual-spacing="false" style:page-number="auto"/>
      <style:text-properties fo:font-variant="normal" fo:text-transform="none" fo:color="#000000" style:font-name="Arial" fo:font-size="12pt" fo:letter-spacing="normal" fo:font-style="normal" fo:font-weight="normal" style:font-size-asian="12pt" style:font-size-complex="12pt"/>
    </style:style>
    <style:style style:name="P9" style:family="paragraph" style:parent-style-name="Text_20_body" style:list-style-name="L2" style:master-page-name="">
      <loext:graphic-properties draw:fill="none"/>
      <style:paragraph-properties fo:margin-left="0.5in" fo:margin-right="0in" fo:margin-top="0in" fo:margin-bottom="0.139in" loext:contextual-spacing="false" fo:line-height="115%" fo:text-indent="0in" style:auto-text-indent="false" style:page-number="auto" fo:background-color="transparent">
        <style:tab-stops/>
      </style:paragraph-properties>
    </style:style>
    <style:style style:name="P10" style:family="paragraph" style:parent-style-name="Text_20_body" style:master-page-name="">
      <loext:graphic-properties draw:fill="none"/>
      <style:paragraph-properties fo:margin-left="0.5in" fo:margin-right="0in" fo:margin-top="0in" fo:margin-bottom="0.139in" loext:contextual-spacing="false" fo:line-height="115%" fo:text-indent="0in" style:auto-text-indent="false" style:page-number="auto" fo:background-color="transparent">
        <style:tab-stops/>
      </style:paragraph-properties>
    </style:style>
    <style:style style:name="T1" style:family="text">
      <style:text-properties officeooo:rsid="00014f17"/>
    </style:style>
    <style:style style:name="T2" style:family="text">
      <style:text-properties fo:font-variant="normal" fo:text-transform="none" fo:color="#000000" style:font-name="Arial" fo:font-size="12pt" fo:letter-spacing="normal" fo:font-style="normal" fo:font-weight="normal" style:font-size-asian="12pt" style:font-size-complex="12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tracked-changes>
        <text:changed-region xml:id="ct1765877685872" text:id="ct1765877685872">
          <text:insertion>
            <office:change-info>
              <dc:creator>Unknown Author</dc:creator>
              <dc:date>2023-11-20T21:05:09.871000000</dc:date>
            </office:change-info>
          </text:insertion>
        </text:changed-region>
        <text:changed-region xml:id="ct1765877692112" text:id="ct1765877692112">
          <text:deletion>
            <office:change-info>
              <dc:creator>Unknown Author</dc:creator>
              <dc:date>2023-11-20T21:05:09.871000000</dc:date>
            </office:change-info>
            <text:p text:style-name="P2">&lt;YEAR&gt; &lt;COPYRIGHT HOLDER</text:p>
          </text:deletion>
        </text:changed-region>
        <text:changed-region xml:id="ct1765877678192" text:id="ct1765877678192">
          <text:insertion>
            <office:change-info>
              <dc:creator>Unknown Author</dc:creator>
              <dc:date>2023-11-20T21:05:09.871000000</dc:date>
            </office:change-info>
          </text:insertion>
        </text:changed-region>
        <text:changed-region xml:id="ct1765877706512" text:id="ct1765877706512">
          <text:deletion>
            <office:change-info>
              <dc:creator>Unknown Author</dc:creator>
              <dc:date>2023-11-20T21:05:09.871000000</dc:date>
            </office:change-info>
            <text:p text:style-name="P8">Redistribution and use in source and binary forms, with or without modification, are permitted provided that the following conditions are met:</text:p>
            <text:list xml:id="list3499956698" text:style-name="L2">
              <text:list-item>
                <text:p text:style-name="P9"><text:span text:style-name="T2">1. </text:span></text:p>
              </text:list-item>
            </text:list>
          </text:deletion>
        </text:changed-region>
        <text:changed-region xml:id="ct1765877683952" text:id="ct1765877683952">
          <text:insertion>
            <office:change-info>
              <dc:creator>Unknown Author</dc:creator>
              <dc:date>2023-11-20T21:05:09.871000000</dc:date>
            </office:change-info>
          </text:insertion>
        </text:changed-region>
        <text:changed-region xml:id="ct1765877704832" text:id="ct1765877704832">
          <text:deletion>
            <office:change-info>
              <dc:creator>Unknown Author</dc:creator>
              <dc:date>2023-11-20T21:05:09.871000000</dc:date>
            </office:change-info>
            <text:p text:style-name="P10"><text:span text:style-name="T2">disclaimer</text:span></text:p>
          </text:deletion>
        </text:changed-region>
        <text:changed-region xml:id="ct1765877705312" text:id="ct1765877705312">
          <text:deletion>
            <office:change-info>
              <dc:creator>Unknown Author</dc:creator>
              <dc:date>2023-11-20T21:05:09.871000000</dc:date>
            </office:change-info>
            <text:p text:style-name="P4">2. </text:p>
          </text:deletion>
        </text:changed-region>
        <text:changed-region xml:id="ct1765877679872" text:id="ct1765877679872">
          <text:insertion>
            <office:change-info>
              <dc:creator>Unknown Author</dc:creator>
              <dc:date>2023-11-20T21:05:09.871000000</dc:date>
            </office:change-info>
          </text:insertion>
        </text:changed-region>
        <text:changed-region xml:id="ct1765877705072" text:id="ct1765877705072">
          <text:deletion>
            <office:change-info>
              <dc:creator>Unknown Author</dc:creator>
              <dc:date>2023-11-20T21:05:09.871000000</dc:date>
            </office:change-info>
            <text:p text:style-name="P4">disclaimer</text:p>
          </text:deletion>
        </text:changed-region>
        <text:changed-region xml:id="ct1765877681072" text:id="ct1765877681072">
          <text:deletion>
            <office:change-info>
              <dc:creator>Unknown Author</dc:creator>
              <dc:date>2023-11-20T21:05:09.871000000</dc:date>
            </office:change-info>
            <text:p text:style-name="P4">3. </text:p>
          </text:deletion>
        </text:changed-region>
        <text:changed-region xml:id="ct1765877683712" text:id="ct1765877683712">
          <text:insertion>
            <office:change-info>
              <dc:creator>Unknown Author</dc:creator>
              <dc:date>2023-11-20T21:05:09.871000000</dc:date>
            </office:change-info>
          </text:insertion>
        </text:changed-region>
        <text:changed-region xml:id="ct1765877685392" text:id="ct1765877685392">
          <text:deletion>
            <office:change-info>
              <dc:creator>Unknown Author</dc:creator>
              <dc:date>2023-11-20T21:05:09.871000000</dc:date>
            </office:change-info>
            <text:p text:style-name="P4">name of the copyright holder </text:p>
          </text:deletion>
        </text:changed-region>
        <text:changed-region xml:id="ct1765877688752" text:id="ct1765877688752">
          <text:insertion>
            <office:change-info>
              <dc:creator>Unknown Author</dc:creator>
              <dc:date>2023-11-20T21:05:09.871000000</dc:date>
            </office:change-info>
          </text:insertion>
        </text:changed-region>
        <text:changed-region xml:id="ct1765877685632" text:id="ct1765877685632">
          <text:deletion>
            <office:change-info>
              <dc:creator>Unknown Author</dc:creator>
              <dc:date>2023-11-20T21:05:09.871000000</dc:date>
            </office:change-info>
            <text:p text:style-name="P4">software</text:p>
          </text:deletion>
        </text:changed-region>
        <text:changed-region xml:id="ct1765877687552" text:id="ct1765877687552">
          <text:deletion>
            <office:change-info>
              <dc:creator>Unknown Author</dc:creator>
              <dc:date>2023-11-20T21:07:19</dc:date>
            </office:change-info>
            <text:p text:style-name="P3">BY THE COPYRIGHT HOLDERS AND CONTRIBUTORS</text:p>
          </text:deletion>
        </text:changed-region>
        <text:changed-region xml:id="ct1765877687312" text:id="ct1765877687312">
          <text:insertion>
            <office:change-info>
              <dc:creator>Unknown Author</dc:creator>
              <dc:date>2023-11-20T21:07:31</dc:date>
            </office:change-info>
          </text:insertion>
        </text:changed-region>
        <text:changed-region xml:id="ct1765877682032" text:id="ct1765877682032">
          <text:insertion>
            <office:change-info>
              <dc:creator>Unknown Author</dc:creator>
              <dc:date>2023-11-20T21:07:37</dc:date>
            </office:change-info>
          </text:insertion>
        </text:changed-region>
        <text:changed-region xml:id="ct1765877688512" text:id="ct1765877688512">
          <text:deletion>
            <office:change-info>
              <dc:creator>Unknown Author</dc:creator>
              <dc:date>2023-11-20T21:08:01</dc:date>
            </office:change-info>
            <text:p text:style-name="P3"><text:span text:style-name="T1">AND ANY </text:span></text:p>
          </text:deletion>
        </text:changed-region>
        <text:changed-region xml:id="ct1765877686112" text:id="ct1765877686112">
          <text:deletion>
            <office:change-info>
              <dc:creator>Unknown Author</dc:creator>
              <dc:date>2023-11-20T21:08:12</dc:date>
            </office:change-info>
            <text:p text:style-name="P3">WARRANTIES</text:p>
          </text:deletion>
        </text:changed-region>
        <text:changed-region xml:id="ct1765877676992" text:id="ct1765877676992">
          <text:deletion>
            <office:change-info>
              <dc:creator>Unknown Author</dc:creator>
              <dc:date>2023-11-20T21:08:19</dc:date>
            </office:change-info>
            <text:p text:style-name="P3">,</text:p>
          </text:deletion>
        </text:changed-region>
        <text:changed-region xml:id="ct1765877687072" text:id="ct1765877687072">
          <text:deletion>
            <office:change-info>
              <dc:creator>Unknown Author</dc:creator>
              <dc:date>2023-11-20T21:08:22</dc:date>
            </office:change-info>
            <text:p text:style-name="P3">,</text:p>
          </text:deletion>
        </text:changed-region>
        <text:changed-region xml:id="ct1765877682272" text:id="ct1765877682272">
          <text:deletion>
            <office:change-info>
              <dc:creator>Unknown Author</dc:creator>
              <dc:date>2023-11-20T21:08:31</dc:date>
            </office:change-info>
            <text:p text:style-name="P3">IMPLIED </text:p>
          </text:deletion>
        </text:changed-region>
        <text:changed-region xml:id="ct1765877677472" text:id="ct1765877677472">
          <text:insertion>
            <office:change-info>
              <dc:creator>Unknown Author</dc:creator>
              <dc:date>2023-11-20T21:08:37</dc:date>
            </office:change-info>
          </text:insertion>
        </text:changed-region>
        <text:changed-region xml:id="ct1765877681552" text:id="ct1765877681552">
          <text:deletion>
            <office:change-info>
              <dc:creator>Unknown Author</dc:creator>
              <dc:date>2023-11-20T21:08:39</dc:date>
            </office:change-info>
            <text:p text:style-name="P3"><text:s/>AND</text:p>
          </text:deletion>
        </text:changed-region>
        <text:changed-region xml:id="ct1765877678432" text:id="ct1765877678432">
          <text:insertion>
            <office:change-info>
              <dc:creator>Unknown Author</dc:creator>
              <dc:date>2023-11-20T21:08:48</dc:date>
            </office:change-info>
          </text:insertion>
        </text:changed-region>
        <text:changed-region xml:id="ct1765877678912" text:id="ct1765877678912">
          <text:deletion>
            <office:change-info>
              <dc:creator>Unknown Author</dc:creator>
              <dc:date>2023-11-20T21:08:58</dc:date>
            </office:change-info>
            <text:p text:style-name="P3"><text:span text:style-name="T1"><text:s/>ARE DISCLAIMED</text:span></text:p>
          </text:deletion>
        </text:changed-region>
        <text:changed-region xml:id="ct1765877675312" text:id="ct1765877675312">
          <text:insertion>
            <office:change-info>
              <dc:creator>Unknown Author</dc:creator>
              <dc:date>2023-11-20T21:09:06</dc:date>
            </office:change-info>
          </text:insertion>
        </text:changed-region>
        <text:changed-region xml:id="ct1765877688272" text:id="ct1765877688272">
          <text:insertion>
            <office:change-info>
              <dc:creator>Unknown Author</dc:creator>
              <dc:date>2023-11-20T21:09:12</dc:date>
            </office:change-info>
          </text:insertion>
        </text:changed-region>
        <text:changed-region xml:id="ct1765877684672" text:id="ct1765877684672">
          <text:deletion>
            <office:change-info>
              <dc:creator>Unknown Author</dc:creator>
              <dc:date>2023-11-20T21:09:15</dc:date>
            </office:change-info>
            <text:p text:style-name="P3"><text:span text:style-name="T1"><text:s/>OR CONTRIBUTORS</text:span></text:p>
          </text:deletion>
        </text:changed-region>
        <text:changed-region xml:id="ct1765877687792" text:id="ct1765877687792">
          <text:insertion>
            <office:change-info>
              <dc:creator>Unknown Author</dc:creator>
              <dc:date>2023-11-20T21:09:31</dc:date>
            </office:change-info>
          </text:insertion>
        </text:changed-region>
        <text:changed-region xml:id="ct1765877677232" text:id="ct1765877677232">
          <text:deletion>
            <office:change-info>
              <dc:creator>Unknown Author</dc:creator>
              <dc:date>2023-11-20T21:10:20</dc:date>
            </office:change-info>
            <text:p text:style-name="P3"><text:span text:style-name="T1">DIRECT, INDIRECT, INCIDENTAL, SPECIAL, EXEMPLARY, OR CONSEQUENTIAL DAMAGES (INCLUDING, BUT NOT LIMITED TO, PROCUREMENT OF SUBSTITUTE GOODS OR SERVICES; LOSS OF USE, DATA, OR PROFITS; OR BUSINESS INTERRUPTION) HOWEVER CAUSED AND ON ANY THEORY OF LIABILITY</text:span></text:p>
          </text:deletion>
        </text:changed-region>
        <text:changed-region xml:id="ct1765806762672" text:id="ct1765806762672">
          <text:insertion>
            <office:change-info>
              <dc:creator>Unknown Author</dc:creator>
              <dc:date>2023-11-20T21:10:32</dc:date>
            </office:change-info>
          </text:insertion>
        </text:changed-region>
        <text:changed-region xml:id="ct1765909630048" text:id="ct1765909630048">
          <text:deletion>
            <office:change-info>
              <dc:creator>Unknown Author</dc:creator>
              <dc:date>2023-11-20T21:10:43</dc:date>
            </office:change-info>
            <text:p text:style-name="P3">STRICT LIABILITY, OR </text:p>
          </text:deletion>
        </text:changed-region>
        <text:changed-region xml:id="ct1765909630288" text:id="ct1765909630288">
          <text:insertion>
            <office:change-info>
              <dc:creator>Unknown Author</dc:creator>
              <dc:date>2023-11-20T21:10:53</dc:date>
            </office:change-info>
          </text:insertion>
        </text:changed-region>
        <text:changed-region xml:id="ct1765909628848" text:id="ct1765909628848">
          <text:insertion>
            <office:change-info>
              <dc:creator>Unknown Author</dc:creator>
              <dc:date>2023-11-20T21:11:01</dc:date>
            </office:change-info>
          </text:insertion>
        </text:changed-region>
        <text:changed-region xml:id="ct1765909629088" text:id="ct1765909629088">
          <text:deletion>
            <office:change-info>
              <dc:creator>Unknown Author</dc:creator>
              <dc:date>2023-11-20T21:11:08</dc:date>
            </office:change-info>
            <text:p text:style-name="P3"><text:span text:style-name="T1">(INCLUDING NEGLIGENCE OR OTHERWISE) </text:span></text:p>
          </text:deletion>
        </text:changed-region>
        <text:changed-region xml:id="ct1765909630528" text:id="ct1765909630528">
          <text:insertion>
            <office:change-info>
              <dc:creator>Unknown Author</dc:creator>
              <dc:date>2023-11-20T21:11:24</dc:date>
            </office:change-info>
          </text:insertion>
        </text:changed-region>
        <text:changed-region xml:id="ct1765909629568" text:id="ct1765909629568">
          <text:deletion>
            <office:change-info>
              <dc:creator>Unknown Author</dc:creator>
              <dc:date>2023-11-20T21:11:33</dc:date>
            </office:change-info>
            <text:p text:style-name="P3"><text:span text:style-name="T1">IN ANY WAY</text:span></text:p>
          </text:deletion>
        </text:changed-region>
        <text:changed-region xml:id="ct1765909629328" text:id="ct1765909629328">
          <text:insertion>
            <office:change-info>
              <dc:creator>Unknown Author</dc:creator>
              <dc:date>2023-11-20T21:11:38</dc:date>
            </office:change-info>
          </text:insertion>
        </text:changed-region>
        <text:changed-region xml:id="ct1765910358512" text:id="ct1765910358512">
          <text:deletion>
            <office:change-info>
              <dc:creator>Unknown Author</dc:creator>
              <dc:date>2023-11-20T21:11:59</dc:date>
            </office:change-info>
            <text:p text:style-name="P3"><text:span text:style-name="T1"><text:s/></text:span></text:p>
          </text:deletion>
        </text:changed-region>
        <text:changed-region xml:id="ct1765910359952" text:id="ct1765910359952">
          <text:insertion>
            <office:change-info>
              <dc:creator>Unknown Author</dc:creator>
              <dc:date>2023-11-20T21:12:04</dc:date>
            </office:change-info>
          </text:insertion>
        </text:changed-region>
        <text:changed-region xml:id="ct1765910358992" text:id="ct1765910358992">
          <text:deletion>
            <office:change-info>
              <dc:creator>Unknown Author</dc:creator>
              <dc:date>2023-11-20T21:12:14</dc:date>
            </office:change-info>
            <text:p text:style-name="P3"><text:span text:style-name="T1">OF THIS</text:span></text:p>
          </text:deletion>
        </text:changed-region>
        <text:changed-region xml:id="ct1765910356592" text:id="ct1765910356592">
          <text:deletion>
            <office:change-info>
              <dc:creator>Unknown Author</dc:creator>
              <dc:date>2023-11-20T21:12:38</dc:date>
            </office:change-info>
            <text:p text:style-name="P3">, EVEN IF ADVISED OF THE POSSIBILITY OF SUCH DAMAG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pyright <text:change-start text:change-id="ct1765877685872"/>(c) &lt;Year&gt; &lt;Owner Organization Name<text:change-end text:change-id="ct1765877685872"/><text:change text:change-id="ct1765877692112"/>&gt;</text:p>
      <text:p text:style-name="P1"><text:change-start text:change-id="ct1765877678192"/>All rights reserved.</text:p>
      <text:p text:style-name="P1">Developed by: &lt;Name of Development Group&gt; &lt;Name of Institution&gt; &lt;URL for Development Group/Institution&gt;</text:p>
      <text:p text:style-name="P1">Permission is hereby granted, free of charge, to any person obtaining a copy of this software and associated documentation files (the “Software”), to deal with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7"><text:change-end text:change-id="ct1765877678192"/><text:change text:change-id="ct1765877706512"/><text:span text:style-name="T2">Redistributions of source code must retain the above copyright notice, this list of conditions and the following </text:span><text:change-start text:change-id="ct1765877683952"/><text:span text:style-name="T2">disclaimers</text:span><text:change-end text:change-id="ct1765877683952"/><text:change text:change-id="ct1765877704832"/><text:span text:style-name="T2">.</text:span></text:p>
      <text:list xml:id="list25359642" text:style-name="L1">
        <text:list-item>
          <text:p text:style-name="P5"><text:change text:change-id="ct1765877705312"/>Redistributions in binary form must reproduce the above copyright notice, this list of conditions and the following <text:change-start text:change-id="ct1765877679872"/>disclaimers<text:change-end text:change-id="ct1765877679872"/><text:change text:change-id="ct1765877705072"/> in the documentation and/or other materials provided with the distribution.</text:p>
        </text:list-item>
        <text:list-item>
          <text:p text:style-name="P5"><text:change text:change-id="ct1765877681072"/>Neither the <text:change-start text:change-id="ct1765877683712"/>names of &lt;Name of Development Group, Name of Institution&gt;, <text:change-end text:change-id="ct1765877683712"/><text:change text:change-id="ct1765877685392"/>nor the names of its contributors may be used to endorse or promote products derived from this <text:change-start text:change-id="ct1765877688752"/>Software<text:change-end text:change-id="ct1765877688752"/><text:change text:change-id="ct1765877685632"/> without specific prior written permission.</text:p>
        </text:list-item>
      </text:list>
      <text:p text:style-name="P3">THIS SOFTWARE IS PROVIDED <text:change text:change-id="ct1765877687552"/><text:s/>“AS IS<text:change-start text:change-id="ct1765877687312"/>,<text:change-end text:change-id="ct1765877687312"/>” <text:change-start text:change-id="ct1765877682032"/><text:span text:style-name="T1">WITHOUT WARRANTY OF ANY KIND, </text:span><text:change-end text:change-id="ct1765877682032"/><text:change text:change-id="ct1765877688512"/>EXPRESS OR IMPLIED <text:change text:change-id="ct1765877686112"/>, INCLUDING<text:change text:change-id="ct1765877676992"/> BUT NOT LIMITED TO<text:change text:change-id="ct1765877687072"/> THE <text:change text:change-id="ct1765877682272"/>WARRANTIES OF MERCHANTABILITY<text:change-start text:change-id="ct1765877677472"/>,<text:change-end text:change-id="ct1765877677472"/><text:change text:change-id="ct1765877681552"/> FITNESS FOR A PARTICULAR PURPOSE<text:change-start text:change-id="ct1765877678432"/> <text:span text:style-name="T1">AND NONINFRINGEMENT</text:span><text:change-end text:change-id="ct1765877678432"/><text:change text:change-id="ct1765877678912"/>. IN NO EVENT SHALL THE <text:change-start text:change-id="ct1765877675312"/><text:span text:style-name="T1">CONTRIBUTORS OR </text:span><text:change-end text:change-id="ct1765877675312"/>COPYRIGHT HOLDER<text:change-start text:change-id="ct1765877688272"/><text:span text:style-name="T1">S</text:span><text:change-end text:change-id="ct1765877688272"/><text:change text:change-id="ct1765877684672"/> BE LIABLE FOR ANY <text:change-start text:change-id="ct1765877687792"/><text:span text:style-name="T1">CLAIM, DAMAGES, OR OTHER LIABILITY, </text:span><text:change-end text:change-id="ct1765877687792"/><text:change text:change-id="ct1765877677232"/>, WHETHER IN <text:change-start text:change-id="ct1765806762672"/><text:span text:style-name="T1">AN ACTION OF </text:span><text:change-end text:change-id="ct1765806762672"/>CONTRACT, <text:change text:change-id="ct1765909630048"/>TORT <text:change-start text:change-id="ct1765909630288"/><text:span text:style-name="T1">OR OTHERWISE</text:span><text:change-end text:change-id="ct1765909630288"/><text:change-start text:change-id="ct1765909628848"/><text:span text:style-name="T1">, </text:span><text:change-end text:change-id="ct1765909628848"/><text:change text:change-id="ct1765909629088"/>ARISING <text:change-start text:change-id="ct1765909630528"/><text:span text:style-name="T1">FROM, </text:span><text:change-end text:change-id="ct1765909630528"/><text:change text:change-id="ct1765909629568"/><text:s/>OUT OF<text:change-start text:change-id="ct1765909629328"/> <text:span text:style-name="T1">OR IN CONNECTION WITH THE SOFTWARE OR </text:span><text:change-end text:change-id="ct1765909629328"/><text:change text:change-id="ct1765910358512"/>THE USE <text:change-start text:change-id="ct1765910359952"/><text:span text:style-name="T1">OR OTHER DEALINGS WITH THE</text:span><text:change-end text:change-id="ct1765910359952"/><text:change text:change-id="ct1765910358992"/> SOFTWARE<text:change text:change-id="ct1765910356592"/>.</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0T20:57:03.950000000</meta:creation-date>
    <dc:date>2023-11-20T21:26:30.225000000</dc:date>
    <meta:editing-duration>PT22M34S</meta:editing-duration>
    <meta:editing-cycles>3</meta:editing-cycles>
    <meta:generator>LibreOffice/6.3.4.2$Windows_X86_64 LibreOffice_project/60da17e045e08f1793c57c00ba83cdfce946d0aa</meta:generator>
    <meta:document-statistic meta:table-count="0" meta:image-count="0" meta:object-count="0" meta:page-count="1" meta:paragraph-count="8" meta:word-count="248" meta:character-count="1624" meta:non-whitespace-character-count="1384"/>
  </office:meta>
</office:document-meta>
</file>